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Doku Nichtbeantwortu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fache MySQL-Datenbank</text:p>
                <text:list>
                  <text:list-item>
                    <text:p>2 Tabellen</text:p>
                  </text:list-item>
                </text:list>
              </text:list-item>
              <text:list-item>
                <text:p>Es werden Verlauf, sowie Datum der Anfrage und ausgewählte Abteilung gespeichert</text:p>
                <text:list>
                  <text:list-item>
                    <text:p>keine Speicherung bei Ablehnung durch den Nutzer</text:p>
                  </text:list-item>
                </text:list>
              </text:list-item>
              <text:list-item>
                <text:p>Inserts mit Hilfe von Templa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7T16:36:10.835000000</meta:creation-date>
    <dc:date>2023-06-07T16:40:01.916000000</dc:date>
    <meta:editing-duration>PT3M52S</meta:editing-duration>
    <meta:editing-cycles>1</meta:editing-cycles>
    <meta:document-statistic meta:object-count="25"/>
    <meta:generator>LibreOffice/7.1.2.2$Windows_X86_64 LibreOffice_project/8a45595d069ef5570103caea1b71cc9d82b2aae4</meta:generator>
  </office:meta>
</office:document-meta>
</file>